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pple-system1" svg:font-family="apple-system, BlinkMacSystemFont, 'Segoe UI', Helvetica, Arial, sans-serif, 'Apple Color Emoji', 'Segoe UI Emoji', 'Segoe UI Symbol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1f093" officeooo:paragraph-rsid="0011f093"/>
    </style:style>
    <style:style style:name="P2" style:family="paragraph" style:parent-style-name="Preformatted_20_Text">
      <style:text-properties style:font-name="apple-system1" fo:font-size="12pt" officeooo:rsid="0011f093" officeooo:paragraph-rsid="0011f093" style:font-size-asian="12pt" style:font-size-complex="12pt"/>
    </style:style>
    <style:style style:name="P3" style:family="paragraph" style:parent-style-name="Preformatted_20_Text">
      <style:text-properties fo:font-variant="normal" fo:text-transform="none" fo:color="#24292e" style:font-name="apple-system" fo:font-size="12pt" fo:letter-spacing="normal" fo:font-style="normal" fo:font-weight="normal" officeooo:rsid="0011f093" officeooo:paragraph-rsid="0011f093"/>
    </style:style>
    <style:style style:name="P4" style:family="paragraph" style:parent-style-name="Preformatted_20_Text">
      <style:text-properties fo:font-size="12pt" officeooo:rsid="0011f093" officeooo:paragraph-rsid="0011f093" style:font-size-asian="12pt" style:font-size-complex="12pt"/>
    </style:style>
    <style:style style:name="T1" style:family="text">
      <style:text-properties style:font-name="apple-system1"/>
    </style:style>
    <style:style style:name="T2" style:family="text">
      <style:text-properties style:font-name="apple-system1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rtifactory in Swarm mode example</text:span></text:p>
      <text:p text:style-name="P1"/>
      <text:p text:style-name="P2">This directory provides an example for setting up Artifactory to run on Docker Swarm.</text:p>
      <text:p text:style-name="P4"/>
      <text:p text:style-name="P4">Taken from Docker official documentation: “A swarm is a cluster of one or more Docker Engines <text:span text:style-name="T1">running</text:span> in swarm mode.”</text:p>
      <text:p text:style-name="P1"><text:span text:style-name="T3">It’s the built in orchestrator provided by Docker, to learn more about Swarm, see details in the </text:span><text:a xlink:type="simple" xlink:href="https://docs.docker.com/engine/swarm/" text:style-name="Internet_20_link" text:visited-style-name="Visited_20_Internet_20_Link"><text:span text:style-name="T3">Swarm</text:span></text:a><text:span text:style-name="T3"> documentation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pple-system1" svg:font-family="apple-system, BlinkMacSystemFont, 'Segoe UI', Helvetica, Arial, sans-serif, 'Apple Color Emoji', 'Segoe UI Emoji', 'Segoe UI Symbol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12:03:32.297435943</dc:date>
    <meta:editing-duration>PT3M23S</meta:editing-duration>
    <meta:editing-cycles>1</meta:editing-cycles>
    <meta:document-statistic meta:table-count="0" meta:image-count="0" meta:object-count="0" meta:page-count="1" meta:paragraph-count="4" meta:word-count="58" meta:character-count="351" meta:non-whitespace-character-count="297"/>
    <meta:generator>LibreOffice/5.1.6.2$Linux_X86_64 LibreOffice_project/10m0$Build-2</meta:generator>
  </office:meta>
</office:document-meta>
</file>